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7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9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Arial" officeooo:rsid="00221ac5" officeooo:paragraph-rsid="00221ac5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18" style:family="paragraph" style:parent-style-name="Standard">
      <style:text-properties officeooo:paragraph-rsid="002179da"/>
    </style:style>
    <style:style style:name="P19" style:family="paragraph" style:parent-style-name="Standard">
      <style:text-properties officeooo:rsid="00221ac5" officeooo:paragraph-rsid="00221ac5"/>
    </style:style>
    <style:style style:name="P20" style:family="paragraph" style:parent-style-name="Standard">
      <style:text-properties officeooo:rsid="00221ac5" officeooo:paragraph-rsid="00230352"/>
    </style:style>
    <style:style style:name="P21" style:family="paragraph" style:parent-style-name="Standard">
      <style:text-properties officeooo:rsid="00221ac5" officeooo:paragraph-rsid="00240690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382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7b" officeooo:paragraph-rsid="00267e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4bf" officeooo:paragraph-rsid="002c24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1e23e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30352" style:font-name-asian="Times New Roman1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5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5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6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6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230352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24069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5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16" style:family="text">
      <style:text-properties style:font-name="Arial" style:font-name-asian="Times New Roman1" style:font-name-complex="Times New Roman1"/>
    </style:style>
    <style:style style:name="T17" style:family="text">
      <style:text-properties style:font-name="Arial" officeooo:rsid="001c1514" style:font-name-asian="Times New Roman1" style:font-name-complex="Times New Roman1"/>
    </style:style>
    <style:style style:name="T18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19" style:family="text">
      <style:text-properties style:font-name-asian="Times New Roman1" style:font-name-complex="Times New Roman1"/>
    </style:style>
    <style:style style:name="T20" style:family="text">
      <style:text-properties officeooo:rsid="001b460a" style:font-name-asian="Times New Roman1" style:font-name-complex="Times New Roman1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3" style:family="text">
      <style:text-properties officeooo:rsid="001cbef8" style:font-size-asian="12pt" style:font-weight-asian="normal" style:font-size-complex="12pt" style:font-weight-complex="normal"/>
    </style:style>
    <style:style style:name="T24" style:family="text">
      <style:text-properties officeooo:rsid="002179da"/>
    </style:style>
    <style:style style:name="T25" style:family="text">
      <style:text-properties officeooo:rsid="00230352"/>
    </style:style>
    <style:style style:name="T26" style:family="text">
      <style:text-properties officeooo:rsid="0023ab62"/>
    </style:style>
    <style:style style:name="T27" style:family="text">
      <style:text-properties officeooo:rsid="00240690"/>
    </style:style>
    <style:style style:name="T28" style:family="text">
      <style:text-properties officeooo:rsid="00290d9e"/>
    </style:style>
    <style:style style:name="T29" style:family="text">
      <style:text-properties officeooo:rsid="002fe707"/>
    </style:style>
    <style:style style:name="T30" style:family="text">
      <style:text-properties officeooo:rsid="0031e23e"/>
    </style:style>
    <style:style style:name="T31" style:family="text">
      <style:text-properties style:text-position="sub 58%" officeooo:rsid="0031e23e"/>
    </style:style>
    <style:style style:name="T32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text-position="0% 100%" officeooo:rsid="0031e23e"/>
    </style:style>
    <style:style style:name="T34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text-position="0% 100%" officeooo:rsid="00339975"/>
    </style:style>
    <style:style style:name="T37" style:family="text">
      <style:text-properties style:text-position="0% 100%" officeooo:rsid="00345e1a"/>
    </style:style>
    <style:style style:name="T38" style:family="text">
      <style:text-properties style:text-position="0% 100%" officeooo:rsid="00355d51"/>
    </style:style>
    <style:style style:name="T39" style:family="text">
      <style:text-properties style:text-position="0% 100%" officeooo:rsid="00367d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INIMAL COLOR SUM</text:p>
      <text:p text:style-name="P13"/>
      <text:p text:style-name="P48">Seminarski rad u okviru kursa<text:line-break/>Računarska inteligencija<text:line-break/>Matematički fakultet </text:p>
      <text:p text:style-name="P13"/>
      <text:p text:style-name="P16">Marija Papović, Luka Miletić</text:p>
      <text:p text:style-name="P14"/>
      <text:p text:style-name="P14"/>
      <text:p text:style-name="P49"/>
      <text:p text:style-name="P50"/>
      <text:p text:style-name="P8">Uvod</text:p>
      <text:p text:style-name="P17"/>
      <text:p text:style-name="P17"/>
      <text:p text:style-name="P17"/>
      <text:p text:style-name="normal"><text:span text:style-name="T23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1">Problem </text:span><text:span text:style-name="T22">minimalne sume bojenja grafova </text:span><text:span text:style-name="T21">(MSCP) je NP-</text:span><text:span text:style-name="T22">težak</text:span><text:span text:style-name="T21"> problem izveden iz problema bojenja gra</text:span><text:span text:style-name="T22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19">Zadatak ovog problema je pronaći pravilno bojenje čvorova grafa koristeći boje predstavljene prirodnim brojevima {1, 2, ...}, tako da zbir boja dodeljenih čvorovima bude minimalan, </text:span><text:span text:style-name="T20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Opšti rad I opis algoritma</text:p>
      <text:p text:style-name="P9"/>
      <text:p text:style-name="P9"><text:tab/></text:p>
      <text:p text:style-name="P11"><text:span text:style-name="T18"><text:s text:c="3"/></text:span><text:span text:style-name="T16">Algoritmi koji su implementirani za ovaj problem pod</text:span><text:span text:style-name="T17">eljeni </text:span><text:span text:style-name="T16">su u dv</text:span><text:span text:style-name="T17">e grupe</text:span><text:span text:style-name="T16">. Prvu </text:span><text:span text:style-name="T17">grupu</text:span><text:span text:style-name="T16"> </text:span><text:span text:style-name="T17">či</text:span><text:span text:style-name="T16">ne pohlepni algoritmi, a drugi </text:span><text:span text:style-name="T17">metaheuristike.</text:span></text:p>
      <text:p text:style-name="P6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2"><text:span text:style-name="T14"><text:line-break/></text:span><text:span text:style-name="T15">Kod pohlebnog algoritma koristićemo branch and bound pretragu, to jest pretragu sa odsecanjem.</text:span></text:p>
      <text:p text:style-name="P7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oft-page-break/><text:span text:style-name="T6">Testiranja su vršena na računaru sa procesorom Intel Core i5-82</text:span><text:span text:style-name="T12">50</text:span><text:span text:style-name="T6">U</text:span><text:span text:style-name="T13">(8)</text:span><text:span text:style-name="T6"> </text:span><text:span text:style-name="T12">3</text:span><text:span text:style-name="T6">.</text:span><text:span text:style-name="T12">4</text:span><text:span text:style-name="T6"> GHz i 8GB RAM memorije.</text:span></text:p>
      <text:p text:style-name="P22"><text:span text:style-name="T6"/></text:p>
      <text:p text:style-name="P22"><text:span text:style-name="T6">G</text:span><text:span text:style-name="T5">rupa 1: n &lt; 100</text:span></text:p>
      <text:p text:style-name="P59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60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2">sol</text:span><text:span text:style-name="T34">= </text:span><text:span text:style-name="T35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27">Method name</text:p>
          </table:table-cell>
          <table:table-cell table:style-name="Table1.A1" office:value-type="string">
            <text:p text:style-name="P27">Total time(sec)</text:p>
          </table:table-cell>
          <table:table-cell table:style-name="Table1.A1" office:value-type="string">
            <text:p text:style-name="P27">Average time(sec)</text:p>
          </table:table-cell>
          <table:table-cell table:style-name="Table1.A1" office:value-type="string">
            <text:p text:style-name="P27">Average value</text:p>
          </table:table-cell>
          <table:table-cell table:style-name="Table1.A1" office:value-type="string">
            <text:p text:style-name="P27">Best value</text:p>
          </table:table-cell>
        </table:table-row>
        <table:table-row>
          <table:table-cell table:style-name="Table1.A2" office:value-type="string">
            <text:p text:style-name="P23">Brute force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</table:table-row>
        <table:table-row>
          <table:table-cell table:style-name="Table1.A2" office:value-type="string">
            <text:p text:style-name="P23">Local search</text:p>
          </table:table-cell>
          <table:table-cell table:style-name="Table1.B3" office:value-type="float" office:value="31.62">
            <text:p text:style-name="P31">31.62</text:p>
          </table:table-cell>
          <table:table-cell table:style-name="Table1.B3" office:value-type="float" office:value="6.324">
            <text:p text:style-name="P36">6.32</text:p>
          </table:table-cell>
          <table:table-cell table:style-name="Table1.B3" office:value-type="float" office:value="62">
            <text:p text:style-name="P27">62</text:p>
          </table:table-cell>
          <table:table-cell table:style-name="Table1.B3" office:value-type="float" office:value="62">
            <text:p text:style-name="P27">62</text:p>
          </table:table-cell>
        </table:table-row>
        <table:table-row>
          <table:table-cell table:style-name="Table1.A2" office:value-type="string">
            <text:p text:style-name="P23">Simulated annealing</text:p>
          </table:table-cell>
          <table:table-cell table:style-name="Table1.B3" office:value-type="float" office:value="31.056">
            <text:p text:style-name="P27">31.06</text:p>
          </table:table-cell>
          <table:table-cell table:style-name="Table1.B3" office:value-type="float" office:value="6.212">
            <text:p text:style-name="P36">6.21</text:p>
          </table:table-cell>
          <table:table-cell table:style-name="Table1.B3" office:value-type="float" office:value="62">
            <text:p text:style-name="P27">62</text:p>
          </table:table-cell>
          <table:table-cell table:style-name="Table1.B3" office:value-type="float" office:value="62">
            <text:p text:style-name="P27">62</text:p>
          </table:table-cell>
        </table:table-row>
        <table:table-row>
          <table:table-cell table:style-name="Table1.A2" office:value-type="string">
            <text:p text:style-name="P23">VNS(k_max = 3)</text:p>
          </table:table-cell>
          <table:table-cell table:style-name="Table1.B3" office:value-type="float" office:value="73.176">
            <text:p text:style-name="P27">73.18</text:p>
          </table:table-cell>
          <table:table-cell table:style-name="Table1.B3" office:value-type="float" office:value="14.636">
            <text:p text:style-name="P36">14.64</text:p>
          </table:table-cell>
          <table:table-cell table:style-name="Table1.B3" office:value-type="float" office:value="62">
            <text:p text:style-name="P27">62</text:p>
          </table:table-cell>
          <table:table-cell table:style-name="Table1.B3" office:value-type="float" office:value="62">
            <text:p text:style-name="P27">62</text:p>
          </table:table-cell>
        </table:table-row>
        <table:table-row>
          <table:table-cell table:style-name="Table1.A2" office:value-type="string">
            <text:p text:style-name="P23">VNS(k_max = 5)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-</text:p>
          </table:table-cell>
        </table:table-row>
        <table:table-row>
          <table:table-cell table:style-name="Table1.A2" office:value-type="string">
            <text:p text:style-name="P23">Genetic (roulette)</text:p>
          </table:table-cell>
          <table:table-cell table:style-name="Table1.B3" office:value-type="float" office:value="41.127">
            <text:p text:style-name="P36">41.13</text:p>
          </table:table-cell>
          <table:table-cell table:style-name="Table1.B3" office:value-type="float" office:value="8.226">
            <text:p text:style-name="P36">8.23</text:p>
          </table:table-cell>
          <table:table-cell table:style-name="Table1.B3" office:value-type="float" office:value="62">
            <text:p text:style-name="P27">62</text:p>
          </table:table-cell>
          <table:table-cell table:style-name="Table1.B3" office:value-type="float" office:value="62">
            <text:p text:style-name="P27">62</text:p>
          </table:table-cell>
        </table:table-row>
        <table:table-row>
          <table:table-cell table:style-name="Table1.A2" office:value-type="string">
            <text:p text:style-name="P23">Genetic (tournament)</text:p>
          </table:table-cell>
          <table:table-cell table:style-name="Table1.B3" office:value-type="float" office:value="60.732">
            <text:p text:style-name="P36">60.73</text:p>
          </table:table-cell>
          <table:table-cell table:style-name="Table1.B3" office:value-type="float" office:value="12.146">
            <text:p text:style-name="P36">12.15</text:p>
          </table:table-cell>
          <table:table-cell table:style-name="Table1.B3" office:value-type="float" office:value="62">
            <text:p text:style-name="P27">62</text:p>
          </table:table-cell>
          <table:table-cell table:style-name="Table1.B3" office:value-type="float" office:value="62">
            <text:p text:style-name="P27">62</text:p>
          </table:table-cell>
        </table:table-row>
        <table:table-row>
          <table:table-cell table:style-name="Table1.A9" office:value-type="string">
            <text:p text:style-name="P23">Hybrid (ga + sa)</text:p>
          </table:table-cell>
          <table:table-cell table:style-name="Table1.B9" office:value-type="float" office:value="75.928">
            <text:p text:style-name="P36">75.93</text:p>
          </table:table-cell>
          <table:table-cell table:style-name="Table1.B9" office:value-type="float" office:value="15.186">
            <text:p text:style-name="P36">15.19</text:p>
          </table:table-cell>
          <table:table-cell table:style-name="Table1.B9" office:value-type="float" office:value="62">
            <text:p text:style-name="P36">62</text:p>
          </table:table-cell>
          <table:table-cell table:style-name="Table1.B9" office:value-type="float" office:value="62">
            <text:p text:style-name="P27">62</text:p>
          </table:table-cell>
        </table:table-row>
      </table:table>
      <text:p text:style-name="P5"/>
      <text:p text:style-name="P54">Instance: mug88_25 (<text:span text:style-name="T28">n=</text:span>88, <text:span text:style-name="T28">m=</text:span>146)</text:p>
      <text:p text:style-name="P56">IBM ILOG CPLEX 12.8 egzaktn<text:span text:style-name="T30">i</text:span> rešavač: <text:span text:style-name="T30">Optimalno resenje za ovu instancu je OPT</text:span><text:span text:style-name="T31">sol</text:span><text:span text:style-name="T33">= </text:span><text:span text:style-name="T39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28">Method name</text:p>
          </table:table-cell>
          <table:table-cell table:style-name="Table2.A1" office:value-type="string">
            <text:p text:style-name="P28">Total time(sec)</text:p>
          </table:table-cell>
          <table:table-cell table:style-name="Table2.A1" office:value-type="string">
            <text:p text:style-name="P28">Average time(sec)</text:p>
          </table:table-cell>
          <table:table-cell table:style-name="Table2.A1" office:value-type="string">
            <text:p text:style-name="P28">Average value</text:p>
          </table:table-cell>
          <table:table-cell table:style-name="Table2.A1" office:value-type="string">
            <text:p text:style-name="P28">Best value</text:p>
          </table:table-cell>
        </table:table-row>
        <table:table-row>
          <table:table-cell table:style-name="Table2.A2" office:value-type="string">
            <text:p text:style-name="P24">Brute force</text:p>
          </table:table-cell>
          <table:table-cell table:style-name="Table2.A2" office:value-type="string">
            <text:p text:style-name="P2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28">-</text:p>
          </table:table-cell>
          <table:table-cell table:style-name="Table2.A2" office:value-type="string">
            <text:p text:style-name="P28">-</text:p>
          </table:table-cell>
        </table:table-row>
        <table:table-row>
          <table:table-cell table:style-name="Table2.A2" office:value-type="string">
            <text:p text:style-name="P24">Local search</text:p>
          </table:table-cell>
          <table:table-cell table:style-name="Table2.B3" office:value-type="float" office:value="169.036">
            <text:p text:style-name="P38">169.04</text:p>
          </table:table-cell>
          <table:table-cell table:style-name="Table2.B3" office:value-type="float" office:value="33.808">
            <text:p text:style-name="P38">33.81</text:p>
          </table:table-cell>
          <table:table-cell table:style-name="Table2.B3" office:value-type="float" office:value="180.2">
            <text:p text:style-name="P38">180.2</text:p>
          </table:table-cell>
          <table:table-cell table:style-name="Table2.B3" office:value-type="float" office:value="179">
            <text:p text:style-name="P38">179</text:p>
          </table:table-cell>
        </table:table-row>
        <table:table-row>
          <table:table-cell table:style-name="Table2.A2" office:value-type="string">
            <text:p text:style-name="P24">Simulated annealing</text:p>
          </table:table-cell>
          <table:table-cell table:style-name="Table2.B3" office:value-type="float" office:value="164.054">
            <text:p text:style-name="P38">164.05</text:p>
          </table:table-cell>
          <table:table-cell table:style-name="Table2.B3" office:value-type="float" office:value="32.81">
            <text:p text:style-name="P38">32.81</text:p>
          </table:table-cell>
          <table:table-cell table:style-name="Table2.B3" office:value-type="float" office:value="180">
            <text:p text:style-name="P38">180</text:p>
          </table:table-cell>
          <table:table-cell table:style-name="Table2.B3" office:value-type="float" office:value="179">
            <text:p text:style-name="P38">179</text:p>
          </table:table-cell>
        </table:table-row>
        <table:table-row>
          <table:table-cell table:style-name="Table2.A2" office:value-type="string">
            <text:p text:style-name="P24">VNS(k_max = 3)</text:p>
          </table:table-cell>
          <table:table-cell table:style-name="Table2.B3" office:value-type="float" office:value="330.871">
            <text:p text:style-name="P38">330.87</text:p>
          </table:table-cell>
          <table:table-cell table:style-name="Table2.B3" office:value-type="float" office:value="66.174">
            <text:p text:style-name="P37">66.17</text:p>
          </table:table-cell>
          <table:table-cell table:style-name="Table2.B3" office:value-type="float" office:value="180">
            <text:p text:style-name="P38">180</text:p>
          </table:table-cell>
          <table:table-cell table:style-name="Table2.B3" office:value-type="float" office:value="180">
            <text:p text:style-name="P38">180</text:p>
          </table:table-cell>
        </table:table-row>
        <table:table-row>
          <table:table-cell table:style-name="Table2.A2" office:value-type="string">
            <text:p text:style-name="P24">VNS(k_max = 5)</text:p>
          </table:table-cell>
          <table:table-cell table:style-name="Table2.A2" office:value-type="string">
            <text:p text:style-name="P38">688.486</text:p>
          </table:table-cell>
          <table:table-cell table:style-name="Table2.A2" office:value-type="string">
            <text:p text:style-name="P33">137.<text:span text:style-name="T24">68</text:span></text:p>
          </table:table-cell>
          <table:table-cell table:style-name="Table2.A2" office:value-type="string">
            <text:p text:style-name="P38">178.6</text:p>
          </table:table-cell>
          <table:table-cell table:style-name="Table2.A2" office:value-type="string">
            <text:p text:style-name="P38">178</text:p>
          </table:table-cell>
        </table:table-row>
        <table:table-row>
          <table:table-cell table:style-name="Table2.A2" office:value-type="string">
            <text:p text:style-name="P24">Genetic (roulette)</text:p>
          </table:table-cell>
          <table:table-cell table:style-name="Table2.B3" office:value-type="float" office:value="207.786">
            <text:p text:style-name="P38">207.79</text:p>
          </table:table-cell>
          <table:table-cell table:style-name="Table2.B3" office:value-type="float" office:value="41.558">
            <text:p text:style-name="P38">41.56</text:p>
          </table:table-cell>
          <table:table-cell table:style-name="Table2.B3" office:value-type="float" office:value="179.4">
            <text:p text:style-name="P38">179.4</text:p>
          </table:table-cell>
          <table:table-cell table:style-name="Table2.B3" office:value-type="float" office:value="178">
            <text:p text:style-name="P38">178</text:p>
          </table:table-cell>
        </table:table-row>
        <table:table-row>
          <table:table-cell table:style-name="Table2.A2" office:value-type="string">
            <text:p text:style-name="P24">Genetic (tournament)</text:p>
          </table:table-cell>
          <table:table-cell table:style-name="Table2.B3" office:value-type="float" office:value="369.13">
            <text:p text:style-name="P38">369.13</text:p>
          </table:table-cell>
          <table:table-cell table:style-name="Table2.B3" office:value-type="float" office:value="73.83">
            <text:p text:style-name="P38">73.83</text:p>
          </table:table-cell>
          <table:table-cell table:style-name="Table2.B3" office:value-type="float" office:value="178.8">
            <text:p text:style-name="P38">178.8</text:p>
          </table:table-cell>
          <table:table-cell table:style-name="Table2.B3" office:value-type="float" office:value="178">
            <text:p text:style-name="P38">178</text:p>
          </table:table-cell>
        </table:table-row>
        <table:table-row>
          <table:table-cell table:style-name="Table2.A9" office:value-type="string">
            <text:p text:style-name="P24">Hybrid (ga + sa)</text:p>
          </table:table-cell>
          <table:table-cell table:style-name="Table2.B9" office:value-type="float" office:value="376.968">
            <text:p text:style-name="P38">376.97</text:p>
          </table:table-cell>
          <table:table-cell table:style-name="Table2.B9" office:value-type="float" office:value="75.394">
            <text:p text:style-name="P38">75.39</text:p>
          </table:table-cell>
          <table:table-cell table:style-name="Table2.D9" office:value-type="string">
            <text:p text:style-name="P38">178.4</text:p>
          </table:table-cell>
          <table:table-cell table:style-name="Table2.E9" office:value-type="string">
            <text:p text:style-name="P38">178</text:p>
          </table:table-cell>
        </table:table-row>
      </table:table>
      <text:p text:style-name="P18"/>
      <text:p text:style-name="P18"/>
      <text:p text:style-name="P54">Instance: myciel6 (<text:span text:style-name="T28">n=</text:span>95, <text:span text:style-name="T28">m=</text:span>755)</text:p>
      <text:p text:style-name="P55">IBM ILOG CPLEX 12.8 egzaktn<text:span text:style-name="T30">i</text:span> rešavač: <text:span text:style-name="T30">Optimalno resenje za ovu instancu je OPT</text:span><text:span text:style-name="T31">sol</text:span><text:span text:style-name="T33">= </text:span><text:span text:style-name="T38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28">Method name</text:p>
          </table:table-cell>
          <table:table-cell table:style-name="Table3.A1" office:value-type="string">
            <text:p text:style-name="P28">Total time(sec)</text:p>
          </table:table-cell>
          <table:table-cell table:style-name="Table3.A1" office:value-type="string">
            <text:p text:style-name="P28">Average time(sec)</text:p>
          </table:table-cell>
          <table:table-cell table:style-name="Table3.A1" office:value-type="string">
            <text:p text:style-name="P28">Average value</text:p>
          </table:table-cell>
          <table:table-cell table:style-name="Table3.A1" office:value-type="string">
            <text:p text:style-name="P28">Best value</text:p>
          </table:table-cell>
        </table:table-row>
        <table:table-row>
          <table:table-cell table:style-name="Table3.A2" office:value-type="string">
            <text:p text:style-name="P24">Brute force</text:p>
          </table:table-cell>
          <table:table-cell table:style-name="Table3.A2" office:value-type="string">
            <text:p text:style-name="P28">-</text:p>
          </table:table-cell>
          <table:table-cell table:style-name="Table3.A2" office:value-type="string">
            <text:p text:style-name="P38">-</text:p>
          </table:table-cell>
          <table:table-cell table:style-name="Table3.A2" office:value-type="string">
            <text:p text:style-name="P28">-</text:p>
          </table:table-cell>
          <table:table-cell table:style-name="Table3.A2" office:value-type="string">
            <text:p text:style-name="P28">-</text:p>
          </table:table-cell>
        </table:table-row>
        <table:table-row>
          <table:table-cell table:style-name="Table3.A2" office:value-type="string">
            <text:p text:style-name="P24">Local search</text:p>
          </table:table-cell>
          <table:table-cell table:style-name="Table3.B3" office:value-type="float" office:value="210.793">
            <text:p text:style-name="P41">210.79</text:p>
          </table:table-cell>
          <table:table-cell table:style-name="Table3.B3" office:value-type="float" office:value="42.158">
            <text:p text:style-name="P41">42.16</text:p>
          </table:table-cell>
          <table:table-cell table:style-name="Table3.B3" office:value-type="float" office:value="191.8">
            <text:p text:style-name="P41">191.8</text:p>
          </table:table-cell>
          <table:table-cell table:style-name="Table3.B3" office:value-type="float" office:value="190">
            <text:p text:style-name="P41">190</text:p>
          </table:table-cell>
        </table:table-row>
        <table:table-row>
          <table:table-cell table:style-name="Table3.A2" office:value-type="string">
            <text:p text:style-name="P24">Simulated annealing</text:p>
          </table:table-cell>
          <table:table-cell table:style-name="Table3.B3" office:value-type="float" office:value="211.885">
            <text:p text:style-name="P41">211.89</text:p>
          </table:table-cell>
          <table:table-cell table:style-name="Table3.B3" office:value-type="float" office:value="42.378">
            <text:p text:style-name="P41">42.38</text:p>
          </table:table-cell>
          <table:table-cell table:style-name="Table3.B3" office:value-type="float" office:value="193.6">
            <text:p text:style-name="P41">193.6</text:p>
          </table:table-cell>
          <table:table-cell table:style-name="Table3.B3" office:value-type="float" office:value="192">
            <text:p text:style-name="P41">192</text:p>
          </table:table-cell>
        </table:table-row>
        <table:table-row>
          <table:table-cell table:style-name="Table3.A2" office:value-type="string">
            <text:p text:style-name="P24">VNS(k_max = 3)</text:p>
          </table:table-cell>
          <table:table-cell table:style-name="Table3.B3" office:value-type="float" office:value="432.217">
            <text:p text:style-name="P41">432.22</text:p>
          </table:table-cell>
          <table:table-cell table:style-name="Table3.B3" office:value-type="float" office:value="86.444">
            <text:p text:style-name="P41">86.44</text:p>
          </table:table-cell>
          <table:table-cell table:style-name="Table3.B3" office:value-type="float" office:value="189.8">
            <text:p text:style-name="P41">189.8</text:p>
          </table:table-cell>
          <table:table-cell table:style-name="Table3.B3" office:value-type="float" office:value="189">
            <text:p text:style-name="P41">189</text:p>
          </table:table-cell>
        </table:table-row>
        <table:table-row>
          <table:table-cell table:style-name="Table3.A2" office:value-type="string">
            <text:p text:style-name="P24">VNS(k_max = 5)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24">Genetic (roulette)</text:p>
          </table:table-cell>
          <table:table-cell table:style-name="Table3.B3" office:value-type="float" office:value="256.084">
            <text:p text:style-name="P41">256.08</text:p>
          </table:table-cell>
          <table:table-cell table:style-name="Table3.B3" office:value-type="float" office:value="51.216">
            <text:p text:style-name="P41">51.22</text:p>
          </table:table-cell>
          <table:table-cell table:style-name="Table3.B3" office:value-type="float" office:value="190.4">
            <text:p text:style-name="P41">190.4</text:p>
          </table:table-cell>
          <table:table-cell table:style-name="Table3.B3" office:value-type="float" office:value="189">
            <text:p text:style-name="P41">189</text:p>
          </table:table-cell>
        </table:table-row>
        <table:table-row>
          <table:table-cell table:style-name="Table3.A2" office:value-type="string">
            <text:p text:style-name="P24">Genetic (tournament)</text:p>
          </table:table-cell>
          <table:table-cell table:style-name="Table3.B3" office:value-type="float" office:value="441.364">
            <text:p text:style-name="P41">441.36</text:p>
          </table:table-cell>
          <table:table-cell table:style-name="Table3.B3" office:value-type="float" office:value="88.272">
            <text:p text:style-name="P41">88.27</text:p>
          </table:table-cell>
          <table:table-cell table:style-name="Table3.B3" office:value-type="float" office:value="194.4">
            <text:p text:style-name="P41">194.4</text:p>
          </table:table-cell>
          <table:table-cell table:style-name="Table3.B3" office:value-type="float" office:value="194">
            <text:p text:style-name="P41">194</text:p>
          </table:table-cell>
        </table:table-row>
        <table:table-row>
          <table:table-cell table:style-name="Table3.A9" office:value-type="string">
            <text:p text:style-name="P24">Hybrid (ga + sa)</text:p>
          </table:table-cell>
          <table:table-cell table:style-name="Table3.B9" office:value-type="float" office:value="472.66">
            <text:p text:style-name="P41">472.66</text:p>
          </table:table-cell>
          <table:table-cell table:style-name="Table3.B9" office:value-type="float" office:value="94.4">
            <text:p text:style-name="P41">94.4</text:p>
          </table:table-cell>
          <table:table-cell table:style-name="Table3.D9" office:value-type="string">
            <text:p text:style-name="P41">190.2</text:p>
          </table:table-cell>
          <table:table-cell table:style-name="Table3.E9" office:value-type="string">
            <text:p text:style-name="P41">189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Grupa 2: <text:s/><text:span text:style-name="T26">100 </text:span>&lt;<text:span text:style-name="T29">=</text:span> <text:span text:style-name="T26">n &lt;</text:span><text:span text:style-name="T29">=</text:span><text:span text:style-name="T26"> 500</text:span></text:p>
      <text:p text:style-name="P19"/>
      <text:p text:style-name="P53">Instance: DSJC250.1 (<text:span text:style-name="T28">n=</text:span><text:span text:style-name="T25">250, </text:span><text:span text:style-name="T28">m=</text:span><text:span text:style-name="T25">3218</text:span>) </text:p>
      <text:p text:style-name="P52">IBM ILOG CPLEX 12.8 egzaktn<text:span text:style-name="T30">i</text:span> rešavač: <text:span text:style-name="T30">Optimalno resenje za ovu instancu je OPT</text:span><text:span text:style-name="T31">sol</text:span><text:span text:style-name="T33">= </text:span><text:span text:style-name="T36">1</text:span><text:span text:style-name="T37">148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29">Method name</text:p>
          </table:table-cell>
          <table:table-cell table:style-name="Table4.A1" office:value-type="string">
            <text:p text:style-name="P29">Total time(sec)</text:p>
          </table:table-cell>
          <table:table-cell table:style-name="Table4.A1" office:value-type="string">
            <text:p text:style-name="P29">Average time(sec)</text:p>
          </table:table-cell>
          <table:table-cell table:style-name="Table4.A1" office:value-type="string">
            <text:p text:style-name="P29">Average value</text:p>
          </table:table-cell>
          <table:table-cell table:style-name="Table4.A1" office:value-type="string">
            <text:p text:style-name="P29">Best value</text:p>
          </table:table-cell>
        </table:table-row>
        <table:table-row>
          <table:table-cell table:style-name="Table4.A2" office:value-type="string">
            <text:p text:style-name="P25">Brute force</text:p>
          </table:table-cell>
          <table:table-cell table:style-name="Table4.A2" office:value-type="string">
            <text:p text:style-name="P2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29">-</text:p>
          </table:table-cell>
          <table:table-cell table:style-name="Table4.A2" office:value-type="string">
            <text:p text:style-name="P29">-</text:p>
          </table:table-cell>
        </table:table-row>
        <table:table-row>
          <table:table-cell table:style-name="Table4.A2" office:value-type="string">
            <text:p text:style-name="P25">Local search</text:p>
          </table:table-cell>
          <table:table-cell table:style-name="Table4.B3" office:value-type="float" office:value="1496.053">
            <text:p text:style-name="P44">1496.05</text:p>
          </table:table-cell>
          <table:table-cell table:style-name="Table4.B3" office:value-type="float" office:value="299.21">
            <text:p text:style-name="P46">299.21</text:p>
          </table:table-cell>
          <table:table-cell table:style-name="Table4.B3" office:value-type="float" office:value="1196.6">
            <text:p text:style-name="P44">1196.6</text:p>
          </table:table-cell>
          <table:table-cell table:style-name="Table4.B3" office:value-type="float" office:value="1184">
            <text:p text:style-name="P44">1184</text:p>
          </table:table-cell>
        </table:table-row>
        <table:table-row>
          <table:table-cell table:style-name="Table4.A2" office:value-type="string">
            <text:p text:style-name="P25">Simulated annealing</text:p>
          </table:table-cell>
          <table:table-cell table:style-name="Table4.B3" office:value-type="float" office:value="1510.246">
            <text:p text:style-name="P44">1510.25</text:p>
          </table:table-cell>
          <table:table-cell table:style-name="Table4.B3" office:value-type="float" office:value="302.05">
            <text:p text:style-name="P46">302.05</text:p>
          </table:table-cell>
          <table:table-cell table:style-name="Table4.B3" office:value-type="float" office:value="1201">
            <text:p text:style-name="P44">1201</text:p>
          </table:table-cell>
          <table:table-cell table:style-name="Table4.B3" office:value-type="float" office:value="1195">
            <text:p text:style-name="P44">1195</text:p>
          </table:table-cell>
        </table:table-row>
        <table:table-row>
          <table:table-cell table:style-name="Table4.A2" office:value-type="string">
            <text:p text:style-name="P25">VNS(k_max = 3)</text:p>
          </table:table-cell>
          <table:table-cell table:style-name="Table4.B3">
            <text:p text:style-name="P42"/>
          </table:table-cell>
          <table:table-cell table:style-name="Table4.B3">
            <text:p text:style-name="P42"/>
          </table:table-cell>
          <table:table-cell table:style-name="Table4.B3">
            <text:p text:style-name="P42"/>
          </table:table-cell>
          <table:table-cell table:style-name="Table4.B3">
            <text:p text:style-name="P42"/>
          </table:table-cell>
        </table:table-row>
        <table:table-row>
          <table:table-cell table:style-name="Table4.A2" office:value-type="string">
            <text:p text:style-name="P25">VNS(k_max = 5)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25">Genetic (roulette)</text:p>
          </table:table-cell>
          <table:table-cell table:style-name="Table4.B3" office:value-type="float" office:value="2376.097">
            <text:p text:style-name="P44">2376.1</text:p>
          </table:table-cell>
          <table:table-cell table:style-name="Table4.B3" office:value-type="float" office:value="475.22">
            <text:p text:style-name="P46">475.22</text:p>
          </table:table-cell>
          <table:table-cell table:style-name="Table4.B3" office:value-type="float" office:value="1182.8">
            <text:p text:style-name="P44">1182.8</text:p>
          </table:table-cell>
          <table:table-cell table:style-name="Table4.B3" office:value-type="float" office:value="1164">
            <text:p text:style-name="P44">1164</text:p>
          </table:table-cell>
        </table:table-row>
        <table:table-row>
          <table:table-cell table:style-name="Table4.A2" office:value-type="string">
            <text:p text:style-name="P25">Genetic (tournament)</text:p>
          </table:table-cell>
          <table:table-cell table:style-name="Table4.A2" office:value-type="string">
            <text:p text:style-name="P42"/>
          </table:table-cell>
          <table:table-cell table:style-name="Table4.B3">
            <text:p text:style-name="P42"/>
          </table:table-cell>
          <table:table-cell table:style-name="Table4.B3">
            <text:p text:style-name="P42"/>
          </table:table-cell>
          <table:table-cell table:style-name="Table4.B3">
            <text:p text:style-name="P42"/>
          </table:table-cell>
        </table:table-row>
        <table:table-row>
          <table:table-cell table:style-name="Table4.A9" office:value-type="string">
            <text:p text:style-name="P25">Hybrid (ga + sa)</text:p>
          </table:table-cell>
          <table:table-cell table:style-name="Table4.B9" office:value-type="float" office:value="3938.26">
            <text:p text:style-name="P47">3938.26</text:p>
          </table:table-cell>
          <table:table-cell table:style-name="Table4.B9" office:value-type="float" office:value="787.652">
            <text:p text:style-name="P47">787.65</text:p>
          </table:table-cell>
          <table:table-cell table:style-name="Table4.D9" office:value-type="string">
            <text:p text:style-name="P47">1164.6</text:p>
          </table:table-cell>
          <table:table-cell table:style-name="Table4.E9" office:value-type="string">
            <text:p text:style-name="P47">1148</text:p>
          </table:table-cell>
        </table:table-row>
      </table:table>
      <text:p text:style-name="P20"/>
      <text:p text:style-name="P20"/>
      <text:p text:style-name="P57"><text:span text:style-name="T7">Instance: DSJC250.5 (</text:span><text:span text:style-name="T8">n=</text:span><text:span text:style-name="T9">250, </text:span><text:span text:style-name="T8">m=1</text:span><text:span text:style-name="T10">5668</text:span><text:span text:style-name="T7">)</text:span></text:p>
      <text:p text:style-name="P58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2">sol</text:span><text:span text:style-name="T34">= 4587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0">Method name</text:p>
          </table:table-cell>
          <table:table-cell table:style-name="Table5.A1" office:value-type="string">
            <text:p text:style-name="P30">Total time(sec)</text:p>
          </table:table-cell>
          <table:table-cell table:style-name="Table5.A1" office:value-type="string">
            <text:p text:style-name="P30">Average time(sec)</text:p>
          </table:table-cell>
          <table:table-cell table:style-name="Table5.A1" office:value-type="string">
            <text:p text:style-name="P30">Average value</text:p>
          </table:table-cell>
          <table:table-cell table:style-name="Table5.A1" office:value-type="string">
            <text:p text:style-name="P30">Best value</text:p>
          </table:table-cell>
        </table:table-row>
        <table:table-row>
          <table:table-cell table:style-name="Table5.A2" office:value-type="string">
            <text:p text:style-name="P26">Brute force</text:p>
          </table:table-cell>
          <table:table-cell table:style-name="Table5.A2" office:value-type="string">
            <text:p text:style-name="P30">-</text:p>
          </table:table-cell>
          <table:table-cell table:style-name="Table5.A2" office:value-type="string">
            <text:p text:style-name="P40">-</text:p>
          </table:table-cell>
          <table:table-cell table:style-name="Table5.A2" office:value-type="string">
            <text:p text:style-name="P30">-</text:p>
          </table:table-cell>
          <table:table-cell table:style-name="Table5.A2" office:value-type="string">
            <text:p text:style-name="P30">-</text:p>
          </table:table-cell>
        </table:table-row>
        <table:table-row>
          <table:table-cell table:style-name="Table5.A2" office:value-type="string">
            <text:p text:style-name="P26">Local search</text:p>
          </table:table-cell>
          <table:table-cell table:style-name="Table5.B3">
            <text:p text:style-name="P45"/>
          </table:table-cell>
          <table:table-cell table:style-name="Table5.B3">
            <text:p text:style-name="P45"/>
          </table:table-cell>
          <table:table-cell table:style-name="Table5.B3">
            <text:p text:style-name="P45"/>
          </table:table-cell>
          <table:table-cell table:style-name="Table5.B3">
            <text:p text:style-name="P45"/>
          </table:table-cell>
        </table:table-row>
        <table:table-row>
          <table:table-cell table:style-name="Table5.A2" office:value-type="string">
            <text:p text:style-name="P26">Simulated annealing</text:p>
          </table:table-cell>
          <table:table-cell table:style-name="Table5.B3">
            <text:p text:style-name="P45"/>
          </table:table-cell>
          <table:table-cell table:style-name="Table5.B3">
            <text:p text:style-name="P43"/>
          </table:table-cell>
          <table:table-cell table:style-name="Table5.B3">
            <text:p text:style-name="P45"/>
          </table:table-cell>
          <table:table-cell table:style-name="Table5.B3">
            <text:p text:style-name="P45"/>
          </table:table-cell>
        </table:table-row>
        <table:table-row>
          <table:table-cell table:style-name="Table5.A2" office:value-type="string">
            <text:p text:style-name="P26">VNS(k_max = 3)</text:p>
          </table:table-cell>
          <table:table-cell table:style-name="Table5.B3">
            <text:p text:style-name="P43"/>
          </table:table-cell>
          <table:table-cell table:style-name="Table5.B3">
            <text:p text:style-name="P43"/>
          </table:table-cell>
          <table:table-cell table:style-name="Table5.B3">
            <text:p text:style-name="P43"/>
          </table:table-cell>
          <table:table-cell table:style-name="Table5.B3">
            <text:p text:style-name="P43"/>
          </table:table-cell>
        </table:table-row>
        <table:table-row>
          <table:table-cell table:style-name="Table5.A2" office:value-type="string">
            <text:p text:style-name="P26">VNS(k_max = 5)</text:p>
          </table:table-cell>
          <table:table-cell table:style-name="Table5.A2" office:value-type="string">
            <text:p text:style-name="P40"/>
          </table:table-cell>
          <table:table-cell table:style-name="Table5.A2" office:value-type="string">
            <text:p text:style-name="P35"/>
          </table:table-cell>
          <table:table-cell table:style-name="Table5.A2" office:value-type="string">
            <text:p text:style-name="P40"/>
          </table:table-cell>
          <table:table-cell table:style-name="Table5.A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26">Genetic (roulette)</text:p>
          </table:table-cell>
          <table:table-cell table:style-name="Table5.B3">
            <text:p text:style-name="P45"/>
          </table:table-cell>
          <table:table-cell table:style-name="Table5.B3">
            <text:p text:style-name="P43"/>
          </table:table-cell>
          <table:table-cell table:style-name="Table5.B3">
            <text:p text:style-name="P45"/>
          </table:table-cell>
          <table:table-cell table:style-name="Table5.B3">
            <text:p text:style-name="P45"/>
          </table:table-cell>
        </table:table-row>
        <table:table-row>
          <table:table-cell table:style-name="Table5.A2" office:value-type="string">
            <text:p text:style-name="P26">Genetic (tournament)</text:p>
          </table:table-cell>
          <table:table-cell table:style-name="Table5.A2" office:value-type="string">
            <text:p text:style-name="P43"/>
          </table:table-cell>
          <table:table-cell table:style-name="Table5.B3">
            <text:p text:style-name="P43"/>
          </table:table-cell>
          <table:table-cell table:style-name="Table5.B3">
            <text:p text:style-name="P43"/>
          </table:table-cell>
          <table:table-cell table:style-name="Table5.B3">
            <text:p text:style-name="P43"/>
          </table:table-cell>
        </table:table-row>
        <table:table-row>
          <table:table-cell table:style-name="Table5.A9" office:value-type="string">
            <text:p text:style-name="P26">Hybrid (ga + sa)</text:p>
          </table:table-cell>
          <table:table-cell table:style-name="Table5.B9">
            <text:p text:style-name="P43"/>
          </table:table-cell>
          <table:table-cell table:style-name="Table5.B9">
            <text:p text:style-name="P43"/>
          </table:table-cell>
          <table:table-cell table:style-name="Table5.D9" office:value-type="string">
            <text:p text:style-name="P43"/>
          </table:table-cell>
          <table:table-cell table:style-name="Table5.E9" office:value-type="string">
            <text:p text:style-name="P43"/>
          </table:table-cell>
        </table:table-row>
      </table:table>
      <text:p text:style-name="P21"/>
      <text:p text:style-name="P21"/>
      <text:p text:style-name="P51">Instance: fpsol2.i.2 (<text:span text:style-name="T28">n=</text:span><text:span text:style-name="T27">451,</text:span><text:span text:style-name="T25"> </text:span><text:span text:style-name="T28">m=</text:span><text:span text:style-name="T27">8691</text:span>)</text:p>
      <text:p text:style-name="P57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2">sol</text:span><text:span text:style-name="T34">= </text:span><text:span text:style-name="T33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30">Method name</text:p>
          </table:table-cell>
          <table:table-cell table:style-name="Table6.A1" office:value-type="string">
            <text:p text:style-name="P30">Total time(sec)</text:p>
          </table:table-cell>
          <table:table-cell table:style-name="Table6.A1" office:value-type="string">
            <text:p text:style-name="P30">Average time(sec)</text:p>
          </table:table-cell>
          <table:table-cell table:style-name="Table6.A1" office:value-type="string">
            <text:p text:style-name="P30">Average value</text:p>
          </table:table-cell>
          <table:table-cell table:style-name="Table6.A1" office:value-type="string">
            <text:p text:style-name="P30">Best value</text:p>
          </table:table-cell>
        </table:table-row>
        <table:table-row>
          <table:table-cell table:style-name="Table6.A2" office:value-type="string">
            <text:p text:style-name="P26">Brute force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40">-</text:p>
          </table:table-cell>
          <table:table-cell table:style-name="Table6.A2" office:value-type="string">
            <text:p text:style-name="P30">-</text:p>
          </table:table-cell>
          <table:table-cell table:style-name="Table6.A2" office:value-type="string">
            <text:p text:style-name="P30">-</text:p>
          </table:table-cell>
        </table:table-row>
        <table:table-row>
          <table:table-cell table:style-name="Table6.A2" office:value-type="string">
            <text:p text:style-name="P26">Local search</text:p>
          </table:table-cell>
          <table:table-cell table:style-name="Table6.B3">
            <text:p text:style-name="P45"/>
          </table:table-cell>
          <table:table-cell table:style-name="Table6.B3">
            <text:p text:style-name="P45"/>
          </table:table-cell>
          <table:table-cell table:style-name="Table6.B3">
            <text:p text:style-name="P45"/>
          </table:table-cell>
          <table:table-cell table:style-name="Table6.B3">
            <text:p text:style-name="P45"/>
          </table:table-cell>
        </table:table-row>
        <table:table-row>
          <table:table-cell table:style-name="Table6.A2" office:value-type="string">
            <text:p text:style-name="P26">Simulated annealing</text:p>
          </table:table-cell>
          <table:table-cell table:style-name="Table6.B3">
            <text:p text:style-name="P45"/>
          </table:table-cell>
          <table:table-cell table:style-name="Table6.B3">
            <text:p text:style-name="P43"/>
          </table:table-cell>
          <table:table-cell table:style-name="Table6.B3">
            <text:p text:style-name="P45"/>
          </table:table-cell>
          <table:table-cell table:style-name="Table6.B3">
            <text:p text:style-name="P45"/>
          </table:table-cell>
        </table:table-row>
        <text:soft-page-break/>
        <table:table-row>
          <table:table-cell table:style-name="Table6.A2" office:value-type="string">
            <text:p text:style-name="P26">VNS(k_max = 3)</text:p>
          </table:table-cell>
          <table:table-cell table:style-name="Table6.B3">
            <text:p text:style-name="P43"/>
          </table:table-cell>
          <table:table-cell table:style-name="Table6.B3">
            <text:p text:style-name="P43"/>
          </table:table-cell>
          <table:table-cell table:style-name="Table6.B3">
            <text:p text:style-name="P43"/>
          </table:table-cell>
          <table:table-cell table:style-name="Table6.B3">
            <text:p text:style-name="P43"/>
          </table:table-cell>
        </table:table-row>
        <table:table-row>
          <table:table-cell table:style-name="Table6.A2" office:value-type="string">
            <text:p text:style-name="P26">VNS(k_max = 5)</text:p>
          </table:table-cell>
          <table:table-cell table:style-name="Table6.A2" office:value-type="string">
            <text:p text:style-name="P40"/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40"/>
          </table:table-cell>
          <table:table-cell table:style-name="Table6.A2" office:value-type="string">
            <text:p text:style-name="P40"/>
          </table:table-cell>
        </table:table-row>
        <table:table-row>
          <table:table-cell table:style-name="Table6.A2" office:value-type="string">
            <text:p text:style-name="P26">Genetic (roulette)</text:p>
          </table:table-cell>
          <table:table-cell table:style-name="Table6.B3">
            <text:p text:style-name="P45"/>
          </table:table-cell>
          <table:table-cell table:style-name="Table6.B3">
            <text:p text:style-name="P43"/>
          </table:table-cell>
          <table:table-cell table:style-name="Table6.B3">
            <text:p text:style-name="P45"/>
          </table:table-cell>
          <table:table-cell table:style-name="Table6.B3">
            <text:p text:style-name="P45"/>
          </table:table-cell>
        </table:table-row>
        <table:table-row>
          <table:table-cell table:style-name="Table6.A2" office:value-type="string">
            <text:p text:style-name="P26">Genetic (tournament)</text:p>
          </table:table-cell>
          <table:table-cell table:style-name="Table6.A2" office:value-type="string">
            <text:p text:style-name="P43"/>
          </table:table-cell>
          <table:table-cell table:style-name="Table6.B3">
            <text:p text:style-name="P43"/>
          </table:table-cell>
          <table:table-cell table:style-name="Table6.B3">
            <text:p text:style-name="P43"/>
          </table:table-cell>
          <table:table-cell table:style-name="Table6.B3">
            <text:p text:style-name="P43"/>
          </table:table-cell>
        </table:table-row>
        <table:table-row>
          <table:table-cell table:style-name="Table6.A9" office:value-type="string">
            <text:p text:style-name="P26">Hybrid (ga + sa)</text:p>
          </table:table-cell>
          <table:table-cell table:style-name="Table6.B9">
            <text:p text:style-name="P43"/>
          </table:table-cell>
          <table:table-cell table:style-name="Table6.B9">
            <text:p text:style-name="P43"/>
          </table:table-cell>
          <table:table-cell table:style-name="Table6.D9" office:value-type="string">
            <text:p text:style-name="P43"/>
          </table:table-cell>
          <table:table-cell table:style-name="Table6.E9" office:value-type="string">
            <text:p text:style-name="P43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5T18:11:06.465470778</dc:date>
    <meta:editing-duration>PT1H35M4S</meta:editing-duration>
    <meta:editing-cycles>32</meta:editing-cycles>
    <meta:generator>LibreOffice/7.3.7.2$Linux_X86_64 LibreOffice_project/30$Build-2</meta:generator>
    <meta:document-statistic meta:table-count="6" meta:image-count="0" meta:object-count="0" meta:page-count="6" meta:paragraph-count="225" meta:word-count="731" meta:character-count="4341" meta:non-whitespace-character-count="3823"/>
  </office:meta>
</office:document-meta>
</file>